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PingFang SC" svg:font-family="'PingFang SC'" style:font-family-generic="system" style:font-pitch="variable"/>
    <style:font-face style:name="Sans serif" svg:font-family="'Sans serif'" style:font-family-generic="swiss"/>
  </office:font-face-decls>
  <office:automatic-styles>
    <style:style style:name="co1" style:family="table-column">
      <style:table-column-properties fo:break-before="auto" style:column-width="1.24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ans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Sans serif" fo:font-size="10pt" style:font-size-asian="10pt" style:font-size-complex="10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ans serif" fo:font-size="10pt" style:font-size-asian="10pt" style:font-size-complex="10pt"/>
    </style:style>
    <style:style style:name="ce6" style:family="table-cell" style:parent-style-name="Default" style:data-style-name="N10107">
      <style:text-properties style:font-name="Sans serif" fo:font-size="10pt" style:font-size-asian="10pt" style:font-size-complex="10pt"/>
    </style:style>
    <style:style style:name="ce7" style:family="table-cell" style:parent-style-name="Default" style:data-style-name="N10107"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1" office:value-type="string" calcext:value-type="string">
            <text:p>Bezugskalkulation:</text:p>
          </table:table-cell>
          <table:table-cell table:style-name="ce3" table:number-columns-repeated="2"/>
          <table:table-cell table:number-columns-repeated="16381"/>
        </table:table-row>
        <table:table-row table:style-name="ro1">
          <table:table-cell table:style-name="ce2"/>
          <table:table-cell table:style-name="ce3" table:number-columns-repeated="2"/>
          <table:table-cell table:number-columns-repeated="16381"/>
        </table:table-row>
        <table:table-row table:style-name="ro1">
          <table:table-cell table:style-name="ce2"/>
          <table:table-cell table:style-name="ce5" office:value-type="string" calcext:value-type="string">
            <text:p>1 Stk.</text:p>
          </table:table-cell>
          <table:table-cell table:style-name="ce5" office:value-type="string" calcext:value-type="string">
            <text:p>2000 Stk.</text:p>
          </table:table-cell>
          <table:table-cell table:style-name="ce8" office:value-type="string" calcext:value-type="string">
            <text:p>5000 Stk.</text:p>
          </table:table-cell>
          <table:table-cell table:style-name="Default"/>
          <table:table-cell table:style-name="ce8" office:value-type="string" calcext:value-type="string">
            <text:p>1 Stk.</text:p>
          </table:table-cell>
          <table:table-cell table:style-name="ce8" office:value-type="string" calcext:value-type="string">
            <text:p>2000 Stk.</text:p>
          </table:table-cell>
          <table:table-cell table:style-name="ce8" office:value-type="string" calcext:value-type="string">
            <text:p>5000 Stk.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Listeneinkaufspreis</text:p>
          </table:table-cell>
          <table:table-cell table:style-name="ce6" office:value-type="float" office:value="69" calcext:value-type="float">
            <text:p>69,00 €</text:p>
          </table:table-cell>
          <table:table-cell table:style-name="ce6" office:value-type="float" office:value="138000" calcext:value-type="float">
            <text:p>138.000,00 €</text:p>
          </table:table-cell>
          <table:table-cell table:style-name="ce7" table:formula="of:=[.B4]*5000" office:value-type="float" office:value="345000" calcext:value-type="float">
            <text:p>345.000,00 €</text:p>
          </table:table-cell>
          <table:table-cell table:style-name="Default"/>
          <table:table-cell table:style-name="ce7" office:value-type="float" office:value="68" calcext:value-type="float">
            <text:p>68,00 €</text:p>
          </table:table-cell>
          <table:table-cell table:style-name="ce7" table:formula="of:=[.F4]*2000" office:value-type="float" office:value="136000" calcext:value-type="float">
            <text:p>136.000,00 €</text:p>
          </table:table-cell>
          <table:table-cell table:style-name="ce7" table:formula="of:=[.F4]*5000" office:value-type="float" office:value="340000" calcext:value-type="float">
            <text:p>340.000,00 €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- Rabatt</text:p>
          </table:table-cell>
          <table:table-cell table:style-name="ce6" office:value-type="float" office:value="4.83" calcext:value-type="float">
            <text:p>4,83 €</text:p>
          </table:table-cell>
          <table:table-cell table:style-name="ce6" office:value-type="float" office:value="9660" calcext:value-type="float">
            <text:p>9.660,00 €</text:p>
          </table:table-cell>
          <table:table-cell table:style-name="ce7" table:formula="of:=[.D4]*0.15" office:value-type="float" office:value="51750" calcext:value-type="float">
            <text:p>51.750,00 €</text:p>
          </table:table-cell>
          <table:table-cell table:style-name="Default"/>
          <table:table-cell table:number-columns-repeated="2" table:style-name="ce7" office:value-type="float" office:value="0" calcext:value-type="float">
            <text:p>0,00 €</text:p>
          </table:table-cell>
          <table:table-cell table:style-name="ce7" table:formula="of:=[.H4]*0.2" office:value-type="float" office:value="68000" calcext:value-type="float">
            <text:p>68.000,00 €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Zieleinkaufspreis</text:p>
          </table:table-cell>
          <table:table-cell table:style-name="ce6" office:value-type="float" office:value="64.17" calcext:value-type="float">
            <text:p>64,17 €</text:p>
          </table:table-cell>
          <table:table-cell table:style-name="ce6" office:value-type="float" office:value="128340" calcext:value-type="float">
            <text:p>128.340,00 €</text:p>
          </table:table-cell>
          <table:table-cell table:style-name="ce7" table:formula="of:=[.D4]-[.D5]" office:value-type="float" office:value="293250" calcext:value-type="float">
            <text:p>293.250,00 €</text:p>
          </table:table-cell>
          <table:table-cell table:style-name="Default"/>
          <table:table-cell table:style-name="ce7" office:value-type="float" office:value="68" calcext:value-type="float">
            <text:p>68,00 €</text:p>
          </table:table-cell>
          <table:table-cell table:style-name="ce7" office:value-type="float" office:value="136000" calcext:value-type="float">
            <text:p>136.000,00 €</text:p>
          </table:table-cell>
          <table:table-cell table:style-name="ce7" table:formula="of:=[.H4]-[.H5]" office:value-type="float" office:value="272000" calcext:value-type="float">
            <text:p>272.000,00 €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- Skonto</text:p>
          </table:table-cell>
          <table:table-cell table:style-name="ce7" office:value-type="float" office:value="1.28" calcext:value-type="float">
            <text:p>1,28 €</text:p>
          </table:table-cell>
          <table:table-cell table:style-name="ce7" office:value-type="float" office:value="2566.8" calcext:value-type="float">
            <text:p>2.566,80 €</text:p>
          </table:table-cell>
          <table:table-cell table:style-name="ce7" table:formula="of:=[.D6]*0.02" office:value-type="float" office:value="5865" calcext:value-type="float">
            <text:p>5.865,00 €</text:p>
          </table:table-cell>
          <table:table-cell table:style-name="Default"/>
          <table:table-cell table:style-name="ce7" table:formula="of:=[.F4]*0.03" office:value-type="float" office:value="2.04" calcext:value-type="float">
            <text:p>2,04 €</text:p>
          </table:table-cell>
          <table:table-cell table:style-name="ce7" table:formula="of:=[.G4]*0.03" office:value-type="float" office:value="4080" calcext:value-type="float">
            <text:p>4.080,00 €</text:p>
          </table:table-cell>
          <table:table-cell table:style-name="ce7" table:formula="of:=[.H6]*0.03" office:value-type="float" office:value="8160" calcext:value-type="float">
            <text:p>8.160,00 €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einkaufspreis</text:p>
          </table:table-cell>
          <table:table-cell table:style-name="ce7" office:value-type="float" office:value="62.89" calcext:value-type="float">
            <text:p>62,89 €</text:p>
          </table:table-cell>
          <table:table-cell table:style-name="ce7" office:value-type="float" office:value="125773.2" calcext:value-type="float">
            <text:p>125.773,20 €</text:p>
          </table:table-cell>
          <table:table-cell table:style-name="ce7" table:formula="of:=[.D6]-[.D7]" office:value-type="float" office:value="287385" calcext:value-type="float">
            <text:p>287.385,00 €</text:p>
          </table:table-cell>
          <table:table-cell table:style-name="Default"/>
          <table:table-cell table:style-name="ce7" table:formula="of:=[.F4]-[.F7]" office:value-type="float" office:value="65.96" calcext:value-type="float">
            <text:p>65,96 €</text:p>
          </table:table-cell>
          <table:table-cell table:style-name="ce7" table:formula="of:=[.G4]-[.G7]" office:value-type="float" office:value="131920" calcext:value-type="float">
            <text:p>131.920,00 €</text:p>
          </table:table-cell>
          <table:table-cell table:style-name="ce7" table:formula="of:=[.H6]-[.H7]" office:value-type="float" office:value="263840" calcext:value-type="float">
            <text:p>263.840,00 €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ezugskosten:</text:p>
          </table:table-cell>
          <table:table-cell table:style-name="ce7" office:value-type="float" office:value="0.5" calcext:value-type="float">
            <text:p>0,50 €</text:p>
          </table:table-cell>
          <table:table-cell table:style-name="ce7" office:value-type="float" office:value="1000" calcext:value-type="float">
            <text:p>1.000,00 €</text:p>
          </table:table-cell>
          <table:table-cell table:style-name="ce7" table:formula="of:=[.B9]*5000" office:value-type="float" office:value="2500" calcext:value-type="float">
            <text:p>2.500,00 €</text:p>
          </table:table-cell>
          <table:table-cell table:style-name="Default"/>
          <table:table-cell table:style-name="ce7" office:value-type="float" office:value="0.05" calcext:value-type="float">
            <text:p>0,05 €</text:p>
          </table:table-cell>
          <table:table-cell table:style-name="ce7" office:value-type="float" office:value="100" calcext:value-type="float">
            <text:p>100,00 €</text:p>
          </table:table-cell>
          <table:table-cell table:style-name="ce7" table:formula="of:=[.F9]*5000" office:value-type="float" office:value="250" calcext:value-type="float">
            <text:p>250,00 €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instandspreis:</text:p>
          </table:table-cell>
          <table:table-cell table:style-name="ce7" office:value-type="float" office:value="63.39" calcext:value-type="float">
            <text:p>63,39 €</text:p>
          </table:table-cell>
          <table:table-cell table:style-name="ce7" office:value-type="float" office:value="126773.2" calcext:value-type="float">
            <text:p>126.773,20 €</text:p>
          </table:table-cell>
          <table:table-cell table:style-name="ce7" table:formula="of:=[.D8]-[.D9]" office:value-type="float" office:value="284885" calcext:value-type="float">
            <text:p>284.885,00 €</text:p>
          </table:table-cell>
          <table:table-cell table:style-name="Default"/>
          <table:table-cell table:style-name="ce7" table:formula="of:=[.F8]+[.F9]" office:value-type="float" office:value="66.01" calcext:value-type="float">
            <text:p>66,01 €</text:p>
          </table:table-cell>
          <table:table-cell table:style-name="ce7" table:formula="of:=[.G8]+[.G9]" office:value-type="float" office:value="132020" calcext:value-type="float">
            <text:p>132.020,00 €</text:p>
          </table:table-cell>
          <table:table-cell table:style-name="ce7" table:formula="of:=[.H8]+[.H9]" office:value-type="float" office:value="264090" calcext:value-type="float">
            <text:p>264.090,00 €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PingFang SC" svg:font-family="'PingFang SC'" style:font-family-generic="system" style:font-pitch="variable"/>
    <style:font-face style:name="Sans serif" svg:font-family="'Sans serif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0" number:grouping="true"/>
      <number:text> €</number:text>
    </number:number-style>
    <number:number-style style:name="N10107" number:language="de" number:country="DE">
      <number:number number:decimal-places="2" number:min-decimal-places="2" number:min-integer-digits="1" number:grouping="true"/>
      <number:text> €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0:17:52.863769449</meta:creation-date>
    <dc:date>2022-11-10T11:08:08.362438960</dc:date>
    <meta:editing-duration>PT50M15S</meta:editing-duration>
    <meta:editing-cycles>2</meta:editing-cycles>
    <meta:generator>LibreOffice/7.4.1.2$MacOSX_X86_64 LibreOffice_project/3c58a8f3a960df8bc8fd77b461821e42c061c5f0</meta:generator>
    <meta:document-statistic meta:table-count="1" meta:cell-count="56" meta:object-count="0"/>
  </office:meta>
</office:document-meta>
</file>